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sans-serif"/>
    <style:font-face style:name="NSimSun" svg:font-family="NSimSun" style:font-family-generic="system" style:font-pitch="variable"/>
  </office:font-face-decls>
  <office:automatic-styles>
    <style:style style:name="P1" style:family="paragraph" style:parent-style-name="Heading_20_1">
      <style:paragraph-properties fo:margin-left="0cm" fo:margin-right="0cm" fo:margin-top="0cm" fo:margin-bottom="0.706cm" style:contextual-spacing="false" fo:text-align="center" style:justify-single-word="false" fo:orphans="2" fo:widows="2" fo:text-indent="0cm" style:auto-text-indent="false" fo:padding="0cm" fo:border="none"/>
      <style:text-properties fo:font-variant="normal" fo:text-transform="none" fo:color="#333333" loext:opacity="100%" style:font-name="Montserrat" fo:font-size="17.5pt" fo:letter-spacing="normal" fo:font-style="normal" fo:font-weight="normal"/>
    </style:style>
    <style:style style:name="P2" style:family="paragraph" style:parent-style-name="Standard">
      <style:text-properties officeooo:paragraph-rsid="000e5a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a xlink:type="simple" xlink:href="https://www.travala.com/nft-sale-and-purchase-agreement" text:style-name="Internet_20_link" text:visited-style-name="Visited_20_Internet_20_Link">https://www.travala.com/nft-sale-and-purchase-agreement</text:a></text:p>
      <text:p text:style-name="Standard"/>
      <text:p text:style-name="Standard"/>
      <text:p text:style-name="Standard"/>
      <text:h text:style-name="P1" text:outline-level="1">NFT SALE &amp; PURCHASE AGREEMENT</text:h>
      <text:p text:style-name="Standard"><text:tab/><text:tab/><text:tab/><text:tab/>CONTRATO DE COMPRA E VENDA DE NFT</text:p>
      <text:p text:style-name="Standard"/>
      <text:p text:style-name="Standard">Os colecionáveis ​​NFT “Travel Tigers” (cada um, um “Colecionável”) fazem parte do AVA Smart Program, que é um programa de fidelidade web3 (“Programa Inteligente”) construído no token utilitário AVA. Cada Colecionável é um Token Não Fungível (um “NFT”) no blockchain Ethereum (o “Blockchain”). Os Colecionáveis ​​fazem parte de uma coleção de NFTs exclusivos e gerados aleatoriamente lançados no Blockchain e fazem parte do(s) nível(s) de associação mais alto(s) do Smart Program. AVA Collectibles (Co No.: 383202), uma empresa com endereço registrado em 2nd Floor, Harbour Place, 103 South Church Street, P.O. Box 472, George Town, Grand Cayman, KY1-1106, Ilhas Cayman (o “Vendedor”, “nós”, “nos” e “nosso”) é o emissor e vendedor dos Colecionáveis.</text:p>
      <text:p text:style-name="Standard"/>
      <text:p text:style-name="Standard">Este documento contém informações muito importantes sobre seus direitos e obrigações, bem como condições, limitações e exclusões que podem se aplicar a você. Antes de adquirir ou usar os Colecionáveis, você precisará concordar com este Contrato de Compra e Venda de NFT (“Contrato”), os Termos e Condições do Programa AVA Smart, quaisquer termos e condições incorporados aqui por referência e quaisquer termos e condições adicionais que se apliquem aos Colecionáveis ​​(coletivamente, os “Termos").</text:p>
      <text:p text:style-name="Standard"/>
      <text:p text:style-name="Standard">ESTES TERMOS REGEM A COMPRA E O USO DE QUALQUER UM DOS COLECIONÁVEIS. SOMENTE ESTAMOS DISPOSTOS A DISPONIBILIZAR OS COLECIONÁVEIS PARA COMPRA A VOCÊ SE VOCÊ ACEITAR TODOS ESTES TERMOS, QUAISQUER ALTERAÇÕES A ESTES TERMOS E OUTROS TERMOS E CONDIÇÕES QUE SE APLICAM AOS COLECIONÁVEIS. AO CLICAR EM “ACEITO” OU INDICAR SUA ACEITAÇÃO EM UMA CAIXA ADJACENTE, VOCÊ ESTÁ CONFIRMANDO QUE ENTENDE E CONCORDA EM ESTAR VINCULADO A TODOS ESTES TERMOS. SE VOCÊ ESTIVER ACEITANDO ESTES TERMOS EM <text:s/>NOME DE UMA EMPRESA OU OUTRA ENTIDADE LEGAL, VOCÊ DECLARA QUE TEM AUTORIDADE LEGAL PARA ACEITAR ESTES TERMOS EM NOME DESSA ENTIDADE, CASO EM QUE "VOCÊ" SIGNIFICARÁ ESSA ENTIDADE. SE VOCÊ NÃO TEM TAL AUTORIDADE, OU SE VOCÊ NÃO ACEITA TODOS ESTES TERMOS, ENTÃO NÃO TEMOS INTENÇÃO DE CONTRATAR A VENDA OU COMPRA DE QUALQUER UM DOS COLECIONÁVEIS E NOS RESERVAMOS O DIREITO DE RESCISÃO E DEVOLUÇÃO DE QUALQUER COLECIONÁVEL PARA NÓS. SE VOCÊ NÃO CONCORDAR COM ESTES TERMOS, VOCÊ NÃO PODERÁ PARTICIPAR DA VENDA E COMPRA DO(S) COLECIONÁVEL(IS).<text:line-break/><text:line-break/>QUALQUER COMPRA OU VENDA QUE VOCÊ FIZER, ACEITAR OU PARTICIPAR DE OU DE UM COLECIONÁVEL SERÁ INTEIRAMENTE POR SUA CONTA E RISCO. NÃO OBSTANTE QUALQUER DISPOSIÇÃO EM CONTRÁRIO, VOCÊ ACEITA QUE NÃO CONTROLAMOS OU ENDOSSAMOS COMPRAS OU VENDAS DE COLECIONÁVEIS EM MERCADOS SECUNDÁRIOS. NEGAMOS EXPRESSAMENTE QUALQUER OBRIGAÇÃO DE INDENIZÁ-LO OU ISENTAR VOCÊ DE RESPONSABILIDADE POR QUAISQUER PERDAS QUE VOCÊ POSSA INCORRER AO TRANSACIONAR OU PARTICIPAR DE <text:soft-page-break/>TRANSAÇÕES DE COLECIONÁVEIS, SEJA CONOSCO OU EM MERCADOS SECUNDÁRIOS.</text:p>
      <text:p text:style-name="Standard"/>
      <text:p text:style-name="P2">Quaisquer alterações a estes Termos entrarão em vigor a partir da "Data da Última Atualização" mencionada no topo desta página. Seu uso contínuo, posse ou propriedade do(s) Colecionável(eis) após a "Data da Última Atualização" constituirá sua aceitação e concordância com tais alterações.<text:line-break/><text:line-break/>Ao comprar um Colecionável, você afirma que é maior de idade em sua jurisdição para entrar em um contrato de forma válida, e você aceita e está vinculado a estes Termos. Você afirma que, se estiver usando ou comprando os Colecionáveis ​​em nome de uma organização ou empresa, você tem autoridade legal para vincular qualquer organização ou empresa a estes Termos.<text:line-break/><text:line-break/>Você não deve comprar os Colecionáveis ​​se: </text:p>
      <text:p text:style-name="P2">(i) não concordar com estes Termos;</text:p>
      <text:p text:style-name="P2">(ii) não for maior de idade em sua jurisdição de residência;</text:p>
      <text:p text:style-name="P2">(iii) estiver proibido de comprar ou usar os Colecionáveis ​​pelas leis aplicáveis ​​(incluindo no caso de você estar localizado em um país sujeito a uma sanção/embargo do governo dos EUA e/ou das Nações Unidas e/ou tiver sido identificado como um nacional especialmente designado ou colocado em qualquer lista do governo dos EUA ou das Nações Unidas de partes proibidas, sancionadas ou restritas); ou</text:p>
      <text:p text:style-name="P2">(iv) acreditar que tal compra constitui ou equivale a um investimento com expectativa de lucro devido aos nossos esforços, ou qualquer atividade ou transação regulamentada ou financeira. Reservamo-nos o direito de rescindir qualquer transferência de Colecionáveis ​​que tenha ocorrido nos motivos acima.</text:p>
      <text:p text:style-name="P2"/>
      <text:p text:style-name="P2">1. CONFIGURAÇÃO E SEGURANÇA DA CONTA<text:line-break/><text:line-break/>Configuração da conta e da carteira. Para comprar os Colecionáveis, siga as instruções no site ou plataforma do parceiro relevante do ecossistema AVA que participa do ecossistema AVA e do Programa AVA Smart, que neste caso seria o site da Travala.com (“Parceiro”) (“Plataforma”). Você também precisará usar uma carteira de criptomoeda de autocustódia suportada (por exemplo, MetaMask) (“Carteira”), que permitirá que você armazene os Colecionáveis ​​que você compra ou possui.<text:line-break/><text:line-break/>Registro de conta. Você deve fornecer informações de registro precisas e completas ao criar uma conta na Plataforma. Ao criar uma conta, você concorda em fornecer informações de conta precisas, atuais e completas sobre você e em atualizar prontamente suas informações de conta para manter a precisão.</text:p>
      <text:p text:style-name="P2"/>
      <text:p text:style-name="P2">Segurança da conta. Você é responsável pela segurança da sua conta na Plataforma e da sua(s) Carteira(s). Se você tomar conhecimento de qualquer uso não autorizado da sua senha ou da sua conta, você concorda em notificar nosso parceiro do Programa Smart imediatamente em support@travala.com.<text:line-break/><text:line-break/>Transações da Conta. Você pode usar a(s) Carteira(s) suportada(s) pelo Parceiro para comprar, armazenar e realizar transações para a compra dos Colecionáveis. As transações que ocorrem em relação aos Colecionáveis ​​são gerenciadas e confirmadas via Blockchain. Você entende que o endereço da sua carteira pode ser visível publicamente quando você realiza transações.</text:p>
      <text:p text:style-name="P2"/>
      <text:p text:style-name="P2">2. COMPRAS<text:line-break/><text:line-break/>Programa Smart e Colecionáveis. Os proprietários de um Colecionável podem aproveitar os <text:soft-page-break/>benefícios da associação (conforme publicado na Plataforma de tempos em tempos) quando o Colecionável é mantido em conjunto com a associação ao Programa Smart, sujeito aos Termos e Condições do Programa Smart da AVA. Cada Colecionável é um NFT no Blockchain. Para evitar dúvidas, a compra dos Colecionáveis ​​em si não inclui ou fornece ao comprador/detentor dos Colecionáveis ​​quaisquer benefícios de associação, e quaisquer benefícios de associação estarão sujeitos ao comprador/detentor dos Colecionáveis ​​satisfazer os requisitos definidos nos Termos e Condições do Programa AVA Smart.<text:line-break/><text:line-break/>Compra de Colecionáveis. Se você atender aos critérios de elegibilidade definidos na Plataforma, poderá comprar o(s) Colecionável(eis). Não haverá venda pública por nós ou nossos Parceiros dos Colecionáveis ​​e apenas certas pessoas serão elegíveis para comprar um Colecionável. Você pode comprar um Colecionável em um ou mais mercados de terceiros (cada um um "Mercado"). Se você comprar um Colecionável de nós, os Colecionáveis ​​que você comprar serão selecionados aleatoriamente. Se você comprar um Colecionável individual em um Mercado, poderá saber exatamente o Colecionável que está comprando. Se você comprar um Colecionável por meio de um Mercado ou de qualquer outra forma que não seja por meio de nós, você entende que tais compras serão inteiramente por sua conta e risco.<text:line-break/><text:line-break/>Características dos Colecionáveis. Os colecionáveis ​​consistem na arte “Travel Tiger” que vem de uma coleção de NFTs exclusivos e gerados aleatoriamente.<text:line-break/><text:line-break/>Valor dos Colecionáveis. Cada Colecionável não tem valor inerente ou intrínseco. O valor de mercado de cada Colecionável (se houver) é incerto, da mesma forma que o valor de qualquer outro ativo digital é incerto. Não fazemos nenhuma representação ou garantia em relação ao valor de cada Colecionável em um Marketplace secundário, nem o Colecionável pode ser devolvido ou revendido para nós depois de comprado.<text:line-break/><text:line-break/>Restrições em Compras e Transferências: Você não pode comprar um Colecionável se for uma Pessoa Proibida, nem pode transferir um Colecionável para qualquer Pessoa Proibida. Uma “Pessoa Proibida” significa qualquer pessoa, conforme determinado por nós a nosso exclusivo e absoluto critério, que seja:<text:line-break/>incapaz de passar por quaisquer requisitos de conheça seu cliente, conforme determinado por nós ou pelo Parceiro relevante de tempos em tempos;<text:line-break/>um residente ou qualquer pessoa ou entidade que tenha qualquer conexão relevante com qualquer jurisdição na qual a entrada ou o desempenho de qualquer uma de suas obrigações sob estes Termos seria considerado ilegal, ilícito ou restrito de qualquer forma, ou requer licenciamento, registro ou aprovação de qualquer tipo;<text:line-break/>um membro do público nas Ilhas Cayman;<text:line-break/>um cidadão ou residente ou localizado em, ou uma entidade legal formada ou incorporada dentro ou sujeita às leis de uma Jurisdição Proibida[1] (independentemente do uso de uma rede privada virtual ou outra solução técnica para efetuar tal transação e evitar a detecção dentro de uma Jurisdição Proibida);<text:line-break/>[1] Estados Unidos da América, Cuba, República Popular Democrática da Coreia do Norte, República Islâmica do Irã, Líbia, República Popular da China, Sudão do Sul, Sudão (Norte), Síria, Crimeia, qualquer jurisdição na qual a entrada nestes Termos, a propriedade de Colecionáveis ​​ou o uso deles seja proibido pela lei aplicável, ou qualquer jurisdição que esteja sujeita aos Estados Unidos da América, Nações Unidas ou outras sanções ou embargos aplicáveis.</text:p>
      <text:p text:style-name="P2"/>
      <text:p text:style-name="P2">um indivíduo ou um indivíduo empregado por ou associado a uma entidade legal ou uma entidade legal identificada na lista de pessoas ou entidades negadas do Departamento de Comércio dos Estados Unidos, nas listas de cidadãos especialmente designados ou pessoas bloqueadas do Departamento do Tesouro dos Estados Unidos, na lista de partes impedidas do Departamento de <text:soft-page-break/>Estado dos Estados Unidos, na lista consolidada de sanções mantida pelo Escritório de Ativos Estrangeiros do Departamento do Tesouro dos Estados Unidos Controle quaisquer listas de sanções do Conselho de Segurança das Nações Unidas ou qualquer outra lista de sanções;<text:line-break/>identificada como uma organização terrorista em quaisquer outras listas relevantes mantidas por qualquer autoridade estadual ou governamental;<text:line-break/>agindo, direta ou indiretamente, em violação de qualquer lei aplicável;<text:line-break/>de qualquer maneira limitada ou proibida (ou que exija licenciamento, registro ou aprovação de qualquer tipo) de comprar, possuir, transferir, usar ou conduzir de outra forma uma transação envolvendo qualquer quantia de ativos digitais sob a lei aplicável;<text:line-break/>ou esteve envolvido a qualquer momento em qualquer tipo de atividade associada à lavagem de dinheiro ou financiamento do terrorismo ou qualquer outro estatuto anticorrupção ou antissuborno aplicável ou foi sujeito a qualquer investigação ou sanção por, ou uma solicitação de informações de, qualquer autoridade governamental relacionada à lavagem de dinheiro, financiamento do terrorismo, corrupção ou suborno em qualquer jurisdição ou sob qualquer lei aplicável; ou<text:line-break/>uma pessoa politicamente exposta (“PEP”) conforme definido pela Força-Tarefa de Ação Financeira (ou pessoa semelhante sob qualquer lei aplicável) como um indivíduo que é ou foi encarregado de uma função pública proeminente ou um membro da família imediata ou associado próximo de uma PEP ou qualquer corporação, negócio ou outra entidade que tenha sido formada por, ou para o benefício de, uma PEP ou qualquer membro da família imediata ou associado próximo de uma PEP.<text:line-break/>3. PAGAMENTO, TAXAS DE GÁS E IMPOSTOS<text:line-break/><text:line-break/>Transações financeiras na plataforma. Quaisquer pagamentos ou transações financeiras que você realizar por meio da plataforma serão conduzidos exclusivamente por meio do Blockchain. Não temos controle sobre o Blockchain e esses pagamentos ou transações, nem temos a capacidade de reverter quaisquer pagamentos ou transações. Nós e nossos Parceiros não teremos nenhuma responsabilidade para com você ou qualquer terceiro por quaisquer reivindicações ou danos que possam surgir como resultado de quaisquer pagamentos ou transações que você realizar por meio da Plataforma, ou qualquer outro pagamento ou transação que você conduzir por meio do Blockchain. Não fornecemos reembolsos para quaisquer compras dos Colecionáveis ​​que você possa fazer.<text:line-break/><text:line-break/>Taxas de Gás. Cada transação no Blockchain requer o pagamento de uma taxa de transação (cada uma, uma "Taxa de Gás"). Você pode ser obrigado a pagar uma Taxa de Gás para cada transação que iniciar em relação à compra dos Colecionáveis. Se necessário, você será o único responsável por pagar qualquer Taxa de Gás para qualquer transação que iniciar para a compra dos Colecionáveis.<text:line-break/><text:line-break/>Responsabilidade por Impostos. Você será o único responsável por pagar todos e quaisquer impostos, taxas e avaliações sobre vendas, uso, valor agregado e outros impostos, deveres e avaliações agora ou no futuro reivindicados ou impostos por qualquer autoridade governamental (coletivamente, os "Impostos") associados à sua compra, transferência ou uso dos Colecionáveis. Exceto pelos impostos de renda cobrados de nós, você: (a) pagará ou nos reembolsará por todos os impostos e avaliações nacionais, federais, estaduais, locais ou outros de qualquer jurisdição, incluindo impostos conforme exigido pela lei, regulamentação ou impostos aplicáveis, e valores cobrados em seu lugar com base em encargos definidos, serviços realizados ou pagamentos feitos aqui, conforme agora ou no futuro possam ser impostos sob a autoridade de qualquer jurisdição tributária nacional, estadual, local ou qualquer outra; e (b) não terá o direito de deduzir o valor de tais impostos, taxas ou avaliações dos pagamentos (incluindo, mas não se limitando a Taxas de Gás) feitos a nós de acordo com estes Termos.</text:p>
      <text:p text:style-name="P2"/>
      <text:p text:style-name="P2">4. PROPRIEDADE, LICENÇA E RESTRIÇÕES DE PROPRIEDADE<text:line-break/><text:line-break/>SUA PROPRIEDADE DE UM COLECIONÁVEL SÓ SERÁ RECONHECIDA POR NÓS SE <text:soft-page-break/>VOCÊ TIVER COMPRADO OU DE OUTRA FORMA ADQUIRIDO LEGALMENTE TAL COLECIONÁVEL DE UMA FONTE LEGÍTIMA E NÃO POR MEIO DE QUAISQUER MEIOS ILEGAIS (QUE SERÁ CONSIDERADO POR NÓS A NOSSO EXCLUSIVO CRITÉRIO).<text:line-break/><text:line-break/>Para os propósitos desta Seção 4, os seguintes termos em maiúsculas terão os seguintes significados:<text:line-break/><text:line-break/>“Arte” significa qualquer arte, design e desenhos (em qualquer forma ou mídia, incluindo, sem limitação, vídeo ou fotografias) que podem ser associados a um Colecionável que você Possui.<text:line-break/><text:line-break/>“Possuir” significa, com relação a um Colecionável, um Colecionável que você comprou ou de outra forma adquiriu legitimamente de uma fonte legítima, onde a prova de tal compra é registrada no Blockchain.<text:line-break/><text:line-break/>“Itens Colecionáveis ​​Adquiridos” significa um Itens Colecionáveis ​​que você Possui.<text:line-break/><text:line-break/>“PI de Terceiros” significa quaisquer direitos de patente de terceiros (incluindo, sem limitação, pedidos de patentes e divulgações), direitos autorais, segredos comerciais, marcas registradas, know-how ou quaisquer outros direitos de propriedade intelectual reconhecidos em qualquer país ou jurisdição do mundo.<text:line-break/><text:line-break/>Propriedade do Itens Colecionáveis. Como cada Itens Colecionáveis ​​é um NFT no Blockchain, quando você compra um Itens Colecionáveis ​​de acordo com estes Termos (e não por quaisquer meios ilegais), você possui o NFT subjacente. Isso significa que você tem o direito de trocar seu Itens Colecionáveis, vendê-lo ou doá-lo. A propriedade do Itens Colecionáveis ​​é mediada inteiramente pelo Blockchain. Exceto quando permitido de outra forma por estes Termos, em nenhum momento apreenderemos, congelaremos ou modificaremos a propriedade de qualquer Itens Colecionáveis.<text:line-break/><text:line-break/>Licença de Usuário para Arte. Todos os direitos de propriedade intelectual sobre a Arte permanecerão com o Vendedor. Sujeito à sua conformidade contínua com estes Termos, concedemos a você uma licença mundial, não exclusiva, intransferível e livre de royalties para usar, copiar e exibir a Arte para seus Colecionáveis ​​Adquiridos, exclusivamente para os seguintes propósitos: (a) para seu uso pessoal ou não comercial (conforme determinado pelo critério exclusivo do Vendedor); (b) como parte de uma marca tplace que facilita a compra e venda de seus Colecionáveis ​​Comprados, desde que o marketplace verifique criptograficamente os direitos de cada proprietário de Colecionável de exibir a Arte para seu Colecionável Comprado para garantir que somente o proprietário real possa exibir a Arte; ou (c) como parte de um site ou aplicativo de terceiros que permite a inclusão, envolvimento ou participação de seu Colecionável Comprado de uma maneira ou atividade específica, desde que o site/aplicativo verifique criptograficamente os direitos de cada proprietário de Colecionável de exibir a Arte para seu Colecionável Comprado para garantir que somente o proprietário real possa exibir a Arte, e desde que a Arte não seja mais exibida quando o proprietário do Colecionável Comprado sair do site/aplicativo.<text:line-break/><text:line-break/>Restrições de Propriedade. Você concorda que não pode, nem permitir que terceiros façam ou tentem fazer qualquer um dos itens acima sem o nosso consentimento prévio expresso por escrito (ou, conforme aplicável, dos nossos licenciadores) em cada caso: (a) utilizar ou modificar a Arte para o seu Colecionável Comprado de qualquer forma comercial, deturpada ou prejudicial (à boa vontade), incluindo, sem limitação, as formas, designs, desenhos, atributos ou esquemas de cores; (b) usar a Arte para o seu Colecionável Comprado para anunciar, comercializar ou vender qualquer produto ou serviço de terceiros; (c) usar a Arte para o seu Colecionável Comprado em conexão com imagens, vídeos ou outras formas de mídia que retratem ódio, intolerância, violência, crueldade ou <text:soft-page-break/>qualquer outra coisa que possa ser razoavelmente considerada discurso de ódio ou de outra forma infringir os direitos de terceiros; (d) usar a Arte para o seu Colecionável Comprado em filmes, vídeos ou quaisquer outras formas de mídia, exceto na medida limitada em que tal uso seja expressamente permitido nestes Termos ou exclusivamente para seu uso pessoal ou não comercial; (e) vender, distribuir para ganho comercial (incluindo, sem limitação, doar na esperança de ganho comercial eventual) ou de outra forma comercializar mercadorias que incluam, contenham ou consistam na Arte para seu Colecionável Adquirido; (f) tentar registrar uma marca registrada, direitos autorais ou de outra forma adquirir direitos de propriedade intelectual adicionais na ou para a Arte para seu Colecionável Adquirido; ou (g) ​​de outra forma utilizar a Arte para seu Colecionável Adquirido para seu benefício comercial ou de terceiros.<text:line-break/><text:line-break/>Propriedade intelectual de terceiros. No caso em que a Arte associada ao seu Colecionável Adquirido contenha Propriedade intelectual de terceiros (por exemplo, propriedade intelectual licenciada de terceiros), você entende e concorda com o seguinte: (a) que você não terá o direito de usar tal Propriedade intelectual de terceiros de nenhuma forma, exceto conforme incorporado na Arte e sujeito à licença e às restrições aqui contidas; (b) que, dependendo da natureza da licença concedida pelo proprietário da Propriedade intelectual de terceiros, podemos precisar (e nos reservamos todo o direito de) passar por restrições adicionais sobre sua capacidade de usar a Arte; e (c) na medida em que o informamos sobre tais restrições adicionais por escrito, você será responsável por cumprir todas essas restrições a partir da data em que receber o aviso, e que a falha em fazê-lo será considerada uma violação da licença contida nesta Seção 4.<text:line-break/><text:line-break/>Outros Termos da Licença. A licença concedida na Seção 4(ii) acima se aplica somente na medida em que você continuar a Possuir o Colecionável Comprado aplicável. Se a qualquer momento você vender, trocar, doar, doar, transferir ou de outra forma dispor do seu Colecionável Comprado por qualquer motivo, a licença concedida na Seção 4(ii) expirará imediatamente com relação a esse Colecionável sem a exigência de aviso, e você não terá mais direitos sobre ou para a Arte para esse Colecionável. As restrições nas Seções 4(iv), (v) e (vi) sobreviverão à expiração ou rescisão destes Termos.<text:line-break/><text:line-break/>Todas as transações de mercado secundário estão sujeitas às seguintes disposições:<text:line-break/>o cessionário do Colecionável (o “Cessionário”) deverá, ao receber uma participação de propriedade no Colecionável, ser considerado como aceitando todas as disposições destes Termos;<text:line-break/>o cedente do Colecionável (o “Cedente”) deverá fornecer aviso ao Cessionário destes Termos, incluindo um link ou outro método pelo qual estes Termos possam ser acessados ​​pelo Cessionário;<text:line-break/>o Cedente deverá nos pagar tal porcentagem dos valores brutos pagos pelo Cessionário conforme pudermos determinar razoavelmente como uma taxa do Criador (a “Taxa do Criador”), independentemente do local da venda do Colecionável;<text:line-break/>a Taxa do Criador deverá, sempre que possível, ser integrada ao Marketplace relevante ou contrato de venda e/ou transferência entre o Cessionário e o Cedente e paga ao mesmo tempo em que o Cedente é pago pelo Cessionário;<text:line-break/>tanto o Cedente quanto o Cessionário reconhecem e concordam que os valores pagáveis ​​aqui como a Taxa do Criador não incluem, e não se destinam a cobrir, quaisquer taxas adicionais impostas ou exigidas pela plataforma de terceiros ou Marketplace de transferência por meio do qual Você transfere to Colecionável para o Cessionário; e<text:line-break/>sem limitação de quaisquer outros direitos de rescisão, podemos suspender ou rescindir todos os benefícios associados a um Colecionável se tivermos uma base razoável para acreditar que ele estava envolvido em uma venda ou transferência de propriedade que não esteja em conformidade com os Termos, ou de outra forma envolvido em quaisquer transações para a compra ou venda de um Colecionável sem pagar a Taxa do Criador aplicável. Você e todos os Cessionários subsequentes serão responsáveis ​​por pagar as Taxas do Criador associadas ao preço de compra da transação secundária, independentemente de tal compra ser realizada por meio de um Marketplace, on-chain, <text:soft-page-break/>off-chain ou em uma combinação dos anteriores.<text:line-break/>Feedback do Usuário. Você pode optar por enviar comentários, relatórios de bugs, ideias ou outros feedbacks sobre os Colecionáveis ​​e sua venda para nossos Parceiros ou para nós, incluindo, sem limitação, sobre como melhorar a venda dos Colecionáveis ​​(coletivamente, “Feedback”). Ao enviar qualquer Feedback, você concorda que nós e nossos Parceiros somos livres para usar tal Feedback a nosso critério e sem compensação adicional a você, e para divulgar tal Feedback a terceiros (seja em uma base não confidencial ou de outra forma). Você nos concede uma licença perpétua, irrevogável, não exclusiva e mundial sob todos os direitos necessários para que incorporemos e usemos seu Feedback para qualquer finalidade.<text:line-break/><text:line-break/>5. RESCISÃO<text:line-break/><text:line-break/>Reembolsos. A menos que expressamente previsto nestes Termos, todas as vendas e compras de Colecionáveis ​​não são reembolsáveis ​​nem creditáveis.<text:line-break/><text:line-break/>Rescisão. Você concorda que nós, a nosso exclusivo critério e por qualquer ou nenhuma razão, podemos rescindir estes Termos e suspender e/ou rescindir sua capacidade de usar e acessar os Colecionáveis ​​e/ou os benefícios do Programa Smart que vêm com a Compra dos Colecionáveis ​​sem o fornecimento de aviso prévio. Você concorda que qualquer suspensão ou rescisão de seu acesso ao Programa Smart pode ser sem aviso prévio, e que não seremos responsáveis ​​perante você ou qualquer terceiro por qualquer suspensão ou rescisão.<text:line-break/><text:line-break/>Outros Recursos Disponíveis. Se rescindirmos estes Termos ou suspendermos ou rescindirmos seu acesso ou uso dos Colecionáveis ​​devido à sua violação destes Termos ou qualquer atividade suspeita de fraude, abuso ou ilegal, então a rescisão destes Termos será um acréscimo a quaisquer outros recursos que possamos ter por lei ou equidade.<text:line-break/><text:line-break/>Encaminhamento para Autoridade Governamental. Temos o direito, sem fornecimento de aviso prévio, de tomar as medidas legais apropriadas, incluindo, sem limitação, encaminhamento para autoridade policial ou regulatória, ou notificar a parte prejudicada de qualquer uso ilegal ou não autorizado dos Colecionáveis. Sem limitar o acima exposto, temos o direito de cooperar totalmente com quaisquer autoridades policiais ou ordem judicial solicitando ou nos orientando a divulgar a identidade ou outras informações de qualquer pessoa que possua ou use os Colecionáveis.<text:line-break/><text:line-break/>Efeito da Rescisão. As Seções 1 e 3 a 12 sobreviverão à rescisão ou expiração destes Termos por qualquer motivo.<text:line-break/><text:line-break/>6. ISENÇÕES DE RESPONSABILIDADE<text:line-break/><text:line-break/>VOCÊ RECONHECE QUE EXISTEM RISCOS INERENTES ASSOCIADOS AOS NFTS, INCLUINDO (SEM LIMITAÇÃO) EXTREMA VOLATILIDADE DE AVALIAÇÃO DE MERCADO, REGULAMENTOS EM RÁPIDO DESENVOLVIMENTO (QUE PODEM LIMITAR SEU ACESSO A ATIVOS DIGITAIS) E SUA NATUREZA DIGITAL (QUE PODE APELA HACKERS). EVENTOS ALÉM DO NOSSO CONTROLE PODEM IMPEDIR OU LIMITAR SUA CAPACIDADE DE USAR OU ACESSAR O VALOR DOS COLECIONÁVEIS, OU ATÉ MESMO RESULTAR NA PERDA DE SEUS COLECIONÁVEIS. AO RECONHECER ESTES RISCOS, VOCÊ CONCORDA QUE O VENDEDOR, SEUS PARCEIROS E SUAS ENTIDADES E PESSOAS RELACIONADAS NÃO PODEM SER RESPONSABILIZADOS POR PERDAS OU DANOS DEVIDO A TAIS RISCOS.<text:line-break/><text:line-break/>VOCÊ ENTENDE E CONCORDA EXPRESSAMENTE QUE SUA COMPRA DOS COLECIONÁVEIS É POR SUA CONTA E RISCO, E QUE A PLATAFORMA E OS <text:soft-page-break/>COLECIONÁVEIS ADQUIRIDOS SÃO FORNECIDOS "COMO ESTÃO" E "CONFORME DISPONÍVEIS" SEM GARANTIAS DE QUALQUER TIPO, SEJAM EXPRESSAS OU IMPLÍCITAS. NÓS E NOSSA CONTROLADORA, PARCEIROS, SUBSIDIÁRIAS, AFILIADAS E LICENCIANTES NÃO OFERECEMOS NENHUMA GARANTIA EXPRESSA E, POR MEIO DESTE, ISENTAMOS TODAS AS GARANTIAS IMPLÍCITAS RELACIONADAS AOS COLECIONÁVEIS E QUALQUER PARTE DELES, INCLUINDO AS GARANTIAS IMPLÍCITAS DE COMERCIALIZAÇÃO, ADEQUAÇÃO A UM DETERMINADO FIM, NÃO VIOLAÇÃO, CORREÇÃO, PRECISÃO OU CONFIABILIDADE. SEM LIMITAR A GENERALIDADE DO EXPOSTO ANTERIORMENTE, NÓS, NOSSA CONTROLADORA, PARCEIROS, SUBSIDIÁRIAS, AFILIADAS (INCLUINDO O OPERADOR DA PLATAFORMA) E LICENCIANTES NÃO REPRESENTAMOS OU GARANTIMOS A VOCÊ QUE: (I) SEU ACESSO OU USO DOS COLECIONÁVEIS ATENDERÁ AOS SEUS REQUISITOS; (II) SEU ACESSO OU USO DOS ITENS COLECIONÁVEIS SERÁ ININTERRUPTO, OPORTUNO, SEGURO OU LIVRE DE ERROS.<text:line-break/><text:line-break/>NÃO OBSTANTE QUALQUER DISPOSIÇÃO EM CONTRÁRIO EM QUALQUER LUGAR, VOCÊ CONCORDA QUE A VENDA E A COMPRA DOS ITENS COLECIONÁVEIS SÃO FEITAS EXCLUSIVAMENTE EM CONSIDERAÇÃO AO SEU DIREITO AOS ITENS COLECIONÁVEIS, À TRAVEL TIGER ART RETRATADA NOS ITENS COLECIONÁVEIS E À LICENÇA PARA ELA DE ACORDO COM A SEÇÃO 4(II). QUAISQUER OUTROS BENEFÍCIOS, VANTAGENS OU INCENTIVOS QUE VENHAM COM A POSSE DOS ITENS COLECIONÁVEIS CONFORME DECLARADO OU ANUNCIADO QUANDO OS ITENS COLECIONÁVEIS</text:p>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sans-serif"/>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2-12T14:09:36.107000000</meta:creation-date>
    <dc:date>2024-12-12T14:24:39.977000000</dc:date>
    <meta:editing-duration>PT4M53S</meta:editing-duration>
    <meta:editing-cycles>1</meta:editing-cycles>
    <meta:document-statistic meta:table-count="0" meta:image-count="0" meta:object-count="0" meta:page-count="8" meta:paragraph-count="16" meta:word-count="4002" meta:character-count="26645" meta:non-whitespace-character-count="22543"/>
    <meta:generator>LibreOffice/7.3.2.2$Windows_X86_64 LibreOffice_project/49f2b1bff42cfccbd8f788c8dc32c1c309559be0</meta:generator>
  </office:meta>
</office:document-meta>
</file>